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32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ELAY [solo moduli] [dallo 0] [ns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 [s]</text:p>
          </table:table-cell>
          <table:table-cell table:style-name="ce1" office:value-type="string" calcext:value-type="string">
            <text:p>R [Hz]</text:p>
          </table:table-cell>
          <table:table-cell table:style-name="ce1" office:value-type="string" calcext:value-type="string">
            <text:p>Err Rel N [%]</text:p>
          </table:table-cell>
          <table:table-cell office:value-type="string" calcext:value-type="string">
            <text:p>Err Rate [Hz]</text:p>
          </table:table-cell>
          <table:table-cell office:value-type="string" calcext:value-type="string">
            <text:p>Err Delay [ns]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formula="of:=300" office:value-type="float" office:value="300" calcext:value-type="float">
            <text:p>300</text:p>
          </table:table-cell>
          <table:table-cell table:formula="of:=[.B2]/[.C2]" office:value-type="float" office:value="2.48333333333333" calcext:value-type="float">
            <text:p>2.5</text:p>
          </table:table-cell>
          <table:table-cell table:formula="of:=100*SQRT([.B2])/[.B2]" office:value-type="float" office:value="3.66371652723656" calcext:value-type="float">
            <text:p>3.7</text:p>
          </table:table-cell>
          <table:table-cell table:formula="of:=SQRT((SQRT([.B2])/[.C2])^2+([.B2]*[.G2]/([.C2]^2))^2)" office:value-type="float" office:value="0.0913580832916062" calcext:value-type="float">
            <text:p>0.09135808329160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3]/[.C3]" office:value-type="float" office:value="2.57" calcext:value-type="float">
            <text:p>2.6</text:p>
          </table:table-cell>
          <table:table-cell table:formula="of:=100*SQRT([.B3])/[.B3]" office:value-type="float" office:value="3.6014120303281" calcext:value-type="float">
            <text:p>3.6</text:p>
          </table:table-cell>
          <table:table-cell table:formula="of:=SQRT((SQRT([.B3])/[.C3])^2+([.B3]*[.G3]/([.C3]^2))^2)" office:value-type="float" office:value="0.0929518931729981" calcext:value-type="float">
            <text:p>0.092951893172998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ERO [ns]</text:p>
          </table:table-cell>
          <table:table-cell table:style-name="ce1" table:formula="of:=16+32+1+6+2+4+6+8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9" calcext:value-type="float">
            <text:p>779</text:p>
          </table:table-cell>
          <table:table-cell table:formula="of:=300" office:value-type="float" office:value="300" calcext:value-type="float">
            <text:p>300</text:p>
          </table:table-cell>
          <table:table-cell table:formula="of:=[.B4]/[.C4]" office:value-type="float" office:value="2.59666666666667" calcext:value-type="float">
            <text:p>2.6</text:p>
          </table:table-cell>
          <table:table-cell table:formula="of:=100*SQRT([.B4])/[.B4]" office:value-type="float" office:value="3.58287181950009" calcext:value-type="float">
            <text:p>3.6</text:p>
          </table:table-cell>
          <table:table-cell table:formula="of:=SQRT((SQRT([.B4])/[.C4])^2+([.B4]*[.G4]/([.C4]^2))^2)" office:value-type="float" office:value="0.0934370065741132" calcext:value-type="float">
            <text:p>0.09343700657411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" calcext:value-type="float">
            <text:p>813</text:p>
          </table:table-cell>
          <table:table-cell table:formula="of:=300" office:value-type="float" office:value="300" calcext:value-type="float">
            <text:p>300</text:p>
          </table:table-cell>
          <table:table-cell table:formula="of:=[.B5]/[.C5]" office:value-type="float" office:value="2.71" calcext:value-type="float">
            <text:p>2.7</text:p>
          </table:table-cell>
          <table:table-cell table:formula="of:=100*SQRT([.B5])/[.B5]" office:value-type="float" office:value="3.50715311915947" calcext:value-type="float">
            <text:p>3.5</text:p>
          </table:table-cell>
          <table:table-cell table:formula="of:=SQRT((SQRT([.B5])/[.C5])^2+([.B5]*[.G5]/([.C5]^2))^2)" office:value-type="float" office:value="0.0954721658099597" calcext:value-type="float">
            <text:p>0.09547216580996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NIZIO ACC</text:p>
          </table:table-cell>
          <table:table-cell table:style-name="ce7" office:value-type="time" office:time-value="PT18H35M00S" calcext:value-type="time">
            <text:p>06:35:00 PM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formula="of:=300" office:value-type="float" office:value="300" calcext:value-type="float">
            <text:p>300</text:p>
          </table:table-cell>
          <table:table-cell table:formula="of:=[.B6]/[.C6]" office:value-type="float" office:value="2.52666666666667" calcext:value-type="float">
            <text:p>2.5</text:p>
          </table:table-cell>
          <table:table-cell table:formula="of:=100*SQRT([.B6])/[.B6]" office:value-type="float" office:value="3.63216356146074" calcext:value-type="float">
            <text:p>3.6</text:p>
          </table:table-cell>
          <table:table-cell table:formula="of:=SQRT((SQRT([.B6])/[.C6])^2+([.B6]*[.G6]/([.C6]^2))^2)" office:value-type="float" office:value="0.0921583205651162" calcext:value-type="float">
            <text:p>0.09215832056511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7]/[.C7]" office:value-type="float" office:value="2.57" calcext:value-type="float">
            <text:p>2.6</text:p>
          </table:table-cell>
          <table:table-cell table:formula="of:=100*SQRT([.B7])/[.B7]" office:value-type="float" office:value="3.6014120303281" calcext:value-type="float">
            <text:p>3.6</text:p>
          </table:table-cell>
          <table:table-cell table:formula="of:=SQRT((SQRT([.B7])/[.C7])^2+([.B7]*[.G7]/([.C7]^2))^2)" office:value-type="float" office:value="0.0929518931729981" calcext:value-type="float">
            <text:p>0.092951893172998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6" table:number-rows-spanned="1">
            <text:p>STIMA Racc → Delay 0</text:p>
          </table:table-cell>
          <table:covered-table-cell table:number-columns-repeated="5"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1" calcext:value-type="float">
            <text:p>631</text:p>
          </table:table-cell>
          <table:table-cell table:formula="of:=300" office:value-type="float" office:value="300" calcext:value-type="float">
            <text:p>300</text:p>
          </table:table-cell>
          <table:table-cell table:formula="of:=[.B8]/[.C8]" office:value-type="float" office:value="2.10333333333333" calcext:value-type="float">
            <text:p>2.1</text:p>
          </table:table-cell>
          <table:table-cell table:formula="of:=100*SQRT([.B8])/[.B8]" office:value-type="float" office:value="3.98093714329016" calcext:value-type="float">
            <text:p>4.0</text:p>
          </table:table-cell>
          <table:table-cell table:formula="of:=SQRT((SQRT([.B8])/[.C8])^2+([.B8]*[.G8]/([.C8]^2))^2)" office:value-type="float" office:value="0.0840253937219187" calcext:value-type="float">
            <text:p>0.08402539372191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acc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 (SG) 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table:formula="of:=300" office:value-type="float" office:value="300" calcext:value-type="float">
            <text:p>300</text:p>
          </table:table-cell>
          <table:table-cell table:formula="of:=[.B9]/[.C9]" office:value-type="float" office:value="1.56666666666667" calcext:value-type="float">
            <text:p>1.6</text:p>
          </table:table-cell>
          <table:table-cell table:formula="of:=100*SQRT([.B9])/[.B9]" office:value-type="float" office:value="4.61265604014443" calcext:value-type="float">
            <text:p>4.6</text:p>
          </table:table-cell>
          <table:table-cell table:formula="of:=SQRT((SQRT([.B9])/[.C9])^2+([.B9]*[.G9]/([.C9]^2))^2)" office:value-type="float" office:value="0.0724533907223154" calcext:value-type="float">
            <text:p>0.07245339072231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table:formula="of:=[.J9]*[.K9]*89*10^(-9)" office:value-type="float" office:value="0.0037110531585" calcext:value-type="float">
            <text:p>0.0037110531585</text:p>
          </table:table-cell>
          <table:table-cell table:style-name="ce1" table:formula="of:=[.L9]/[.N9]" office:value-type="float" office:value="91.1833333333333" calcext:value-type="float">
            <text:p>91.1833333333333</text:p>
          </table:table-cell>
          <table:table-cell table:style-name="ce1" table:formula="of:=[.M9]/[.N9]" office:value-type="float" office:value="457.29" calcext:value-type="float">
            <text:p>457.29</text:p>
          </table:table-cell>
          <table:table-cell table:style-name="ce1" office:value-type="float" office:value="27355" calcext:value-type="float">
            <text:p>27355</text:p>
          </table:table-cell>
          <table:table-cell table:style-name="ce1" office:value-type="float" office:value="137187" calcext:value-type="float">
            <text:p>137187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" calcext:value-type="float">
            <text:p>484</text:p>
          </table:table-cell>
          <table:table-cell office:value-type="float" office:value="400" calcext:value-type="float">
            <text:p>400</text:p>
          </table:table-cell>
          <table:table-cell table:formula="of:=[.B10]/[.C10]" office:value-type="float" office:value="1.21" calcext:value-type="float">
            <text:p>1.2</text:p>
          </table:table-cell>
          <table:table-cell table:formula="of:=100*SQRT([.B10])/[.B10]" office:value-type="float" office:value="4.54545454545455" calcext:value-type="float">
            <text:p>4.5</text:p>
          </table:table-cell>
          <table:table-cell table:formula="of:=SQRT((SQRT([.B10])/[.C10])^2+([.B10]*[.G10]/([.C10]^2))^2)" office:value-type="float" office:value="0.0550831246844258" calcext:value-type="float">
            <text:p>0.05508312468442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formula="of:=[.B11]/[.C11]" office:value-type="float" office:value="0.995" calcext:value-type="float">
            <text:p>1.0</text:p>
          </table:table-cell>
          <table:table-cell table:formula="of:=100*SQRT([.B11])/[.B11]" office:value-type="float" office:value="5.01254707117086" calcext:value-type="float">
            <text:p>5.0</text:p>
          </table:table-cell>
          <table:table-cell table:formula="of:=SQRT((SQRT([.B11])/[.C11])^2+([.B11]*[.G11]/([.C11]^2))^2)" office:value-type="float" office:value="0.0499368366664329" calcext:value-type="float">
            <text:p>0.04993683666643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table:formula="of:=[.B12]/[.C12]" office:value-type="float" office:value="0.7675" calcext:value-type="float">
            <text:p>0.8</text:p>
          </table:table-cell>
          <table:table-cell table:formula="of:=100*SQRT([.B12])/[.B12]" office:value-type="float" office:value="5.7073014553535" calcext:value-type="float">
            <text:p>5.7</text:p>
          </table:table-cell>
          <table:table-cell table:formula="of:=SQRT((SQRT([.B12])/[.C12])^2+([.B12]*[.G12]/([.C12]^2))^2)" office:value-type="float" office:value="0.0438455425506687" calcext:value-type="float">
            <text:p>0.04384554255066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B13]/[.C13]" office:value-type="float" office:value="0.63" calcext:value-type="float">
            <text:p>0.6</text:p>
          </table:table-cell>
          <table:table-cell table:formula="of:=100*SQRT([.B13])/[.B13]" office:value-type="float" office:value="6.29940788348712" calcext:value-type="float">
            <text:p>6.3</text:p>
          </table:table-cell>
          <table:table-cell table:formula="of:=SQRT((SQRT([.B13])/[.C13])^2+([.B13]*[.G13]/([.C13]^2))^2)" office:value-type="float" office:value="0.039717510307168" calcext:value-type="float">
            <text:p>0.03971751030716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table:formula="of:=[.B14]/[.C14]" office:value-type="float" office:value="0.6075" calcext:value-type="float">
            <text:p>0.6</text:p>
          </table:table-cell>
          <table:table-cell table:formula="of:=100*SQRT([.B14])/[.B14]" office:value-type="float" office:value="6.41500299099584" calcext:value-type="float">
            <text:p>6.4</text:p>
          </table:table-cell>
          <table:table-cell table:formula="of:=SQRT((SQRT([.B14])/[.C14])^2+([.B14]*[.G14]/([.C14]^2))^2)" office:value-type="float" office:value="0.0390007256543067" calcext:value-type="float">
            <text:p>0.03900072565430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table:formula="of:=[.B15]/[.C15]" office:value-type="float" office:value="0.445" calcext:value-type="float">
            <text:p>0.4</text:p>
          </table:table-cell>
          <table:table-cell table:formula="of:=100*SQRT([.B15])/[.B15]" office:value-type="float" office:value="7.49531688995862" calcext:value-type="float">
            <text:p>7.5</text:p>
          </table:table-cell>
          <table:table-cell table:formula="of:=SQRT((SQRT([.B15])/[.C15])^2+([.B15]*[.G15]/([.C15]^2))^2)" office:value-type="float" office:value="0.0333727082546502" calcext:value-type="float">
            <text:p>0.0333727082546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table:formula="of:=[.B16]/[.C16]" office:value-type="float" office:value="2.6" calcext:value-type="float">
            <text:p>2.6</text:p>
          </table:table-cell>
          <table:table-cell table:formula="of:=100*SQRT([.B16])/[.B16]" office:value-type="float" office:value="3.58057437019716" calcext:value-type="float">
            <text:p>3.6</text:p>
          </table:table-cell>
          <table:table-cell table:formula="of:=SQRT((SQRT([.B16])/[.C16])^2+([.B16]*[.G16]/([.C16]^2))^2)" office:value-type="float" office:value="0.0934974747133727" calcext:value-type="float">
            <text:p>0.09349747471337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2" calcext:value-type="float">
            <text:p>752</text:p>
          </table:table-cell>
          <table:table-cell office:value-type="float" office:value="300" calcext:value-type="float">
            <text:p>300</text:p>
          </table:table-cell>
          <table:table-cell table:formula="of:=[.B17]/[.C17]" office:value-type="float" office:value="2.50666666666667" calcext:value-type="float">
            <text:p>2.5</text:p>
          </table:table-cell>
          <table:table-cell table:formula="of:=100*SQRT([.B17])/[.B17]" office:value-type="float" office:value="3.64662478744736" calcext:value-type="float">
            <text:p>3.6</text:p>
          </table:table-cell>
          <table:table-cell table:formula="of:=SQRT((SQRT([.B17])/[.C17])^2+([.B17]*[.G17]/([.C17]^2))^2)" office:value-type="float" office:value="0.0917898189572108" calcext:value-type="float">
            <text:p>0.09178981895721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49" calcext:value-type="float">
            <text:p>749</text:p>
          </table:table-cell>
          <table:table-cell office:value-type="float" office:value="300" calcext:value-type="float">
            <text:p>300</text:p>
          </table:table-cell>
          <table:table-cell table:formula="of:=[.B18]/[.C18]" office:value-type="float" office:value="2.49666666666667" calcext:value-type="float">
            <text:p>2.5</text:p>
          </table:table-cell>
          <table:table-cell table:formula="of:=100*SQRT([.B18])/[.B18]" office:value-type="float" office:value="3.65392047620935" calcext:value-type="float">
            <text:p>3.7</text:p>
          </table:table-cell>
          <table:table-cell table:formula="of:=SQRT((SQRT([.B18])/[.C18])^2+([.B18]*[.G18]/([.C18]^2))^2)" office:value-type="float" office:value="0.0916050304565108" calcext:value-type="float">
            <text:p>0.09160503045651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65" calcext:value-type="float">
            <text:p>765</text:p>
          </table:table-cell>
          <table:table-cell office:value-type="float" office:value="300" calcext:value-type="float">
            <text:p>300</text:p>
          </table:table-cell>
          <table:table-cell table:formula="of:=[.B19]/[.C19]" office:value-type="float" office:value="2.55" calcext:value-type="float">
            <text:p>2.6</text:p>
          </table:table-cell>
          <table:table-cell table:formula="of:=100*SQRT([.B19])/[.B19]" office:value-type="float" office:value="3.61550763031094" calcext:value-type="float">
            <text:p>3.6</text:p>
          </table:table-cell>
          <table:table-cell table:formula="of:=SQRT((SQRT([.B19])/[.C19])^2+([.B19]*[.G19]/([.C19]^2))^2)" office:value-type="float" office:value="0.0925864460922872" calcext:value-type="float">
            <text:p>0.09258644609228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5" calcext:value-type="float">
            <text:p>735</text:p>
          </table:table-cell>
          <table:table-cell office:value-type="float" office:value="300" calcext:value-type="float">
            <text:p>300</text:p>
          </table:table-cell>
          <table:table-cell table:formula="of:=[.B20]/[.C20]" office:value-type="float" office:value="2.45" calcext:value-type="float">
            <text:p>2.5</text:p>
          </table:table-cell>
          <table:table-cell table:formula="of:=100*SQRT([.B20])/[.B20]" office:value-type="float" office:value="3.68855556781659" calcext:value-type="float">
            <text:p>3.7</text:p>
          </table:table-cell>
          <table:table-cell table:formula="of:=SQRT((SQRT([.B20])/[.C20])^2+([.B20]*[.G20]/([.C20]^2))^2)" office:value-type="float" office:value="0.0907378703249702" calcext:value-type="float">
            <text:p>0.0907378703249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22" calcext:value-type="float">
            <text:p>722</text:p>
          </table:table-cell>
          <table:table-cell office:value-type="float" office:value="300" calcext:value-type="float">
            <text:p>300</text:p>
          </table:table-cell>
          <table:table-cell table:formula="of:=[.B21]/[.C21]" office:value-type="float" office:value="2.40666666666667" calcext:value-type="float">
            <text:p>2.4</text:p>
          </table:table-cell>
          <table:table-cell table:formula="of:=100*SQRT([.B21])/[.B21]" office:value-type="float" office:value="3.72161463782393" calcext:value-type="float">
            <text:p>3.7</text:p>
          </table:table-cell>
          <table:table-cell table:formula="of:=SQRT((SQRT([.B21])/[.C21])^2+([.B21]*[.G21]/([.C21]^2))^2)" office:value-type="float" office:value="0.0899254039279499" calcext:value-type="float">
            <text:p>0.0899254039279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26" calcext:value-type="float">
            <text:p>726</text:p>
          </table:table-cell>
          <table:table-cell office:value-type="float" office:value="300" calcext:value-type="float">
            <text:p>300</text:p>
          </table:table-cell>
          <table:table-cell table:formula="of:=[.B22]/[.C22]" office:value-type="float" office:value="2.42" calcext:value-type="float">
            <text:p>2.4</text:p>
          </table:table-cell>
          <table:table-cell table:formula="of:=100*SQRT([.B22])/[.B22]" office:value-type="float" office:value="3.71134809512603" calcext:value-type="float">
            <text:p>3.7</text:p>
          </table:table-cell>
          <table:table-cell table:formula="of:=SQRT((SQRT([.B22])/[.C22])^2+([.B22]*[.G22]/([.C22]^2))^2)" office:value-type="float" office:value="0.0901761486080315" calcext:value-type="float">
            <text:p>0.090176148608032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60" calcext:value-type="float">
            <text:p>660</text:p>
          </table:table-cell>
          <table:table-cell office:value-type="float" office:value="300" calcext:value-type="float">
            <text:p>300</text:p>
          </table:table-cell>
          <table:table-cell table:formula="of:=[.B23]/[.C23]" office:value-type="float" office:value="2.2" calcext:value-type="float">
            <text:p>2.2</text:p>
          </table:table-cell>
          <table:table-cell table:formula="of:=100*SQRT([.B23])/[.B23]" office:value-type="float" office:value="3.89249472080761" calcext:value-type="float">
            <text:p>3.9</text:p>
          </table:table-cell>
          <table:table-cell table:formula="of:=SQRT((SQRT([.B23])/[.C23])^2+([.B23]*[.G23]/([.C23]^2))^2)" office:value-type="float" office:value="0.0859483048763099" calcext:value-type="float">
            <text:p>0.0859483048763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622" calcext:value-type="float">
            <text:p>622</text:p>
          </table:table-cell>
          <table:table-cell office:value-type="float" office:value="300" calcext:value-type="float">
            <text:p>300</text:p>
          </table:table-cell>
          <table:table-cell table:formula="of:=[.B24]/[.C24]" office:value-type="float" office:value="2.07333333333333" calcext:value-type="float">
            <text:p>2.1</text:p>
          </table:table-cell>
          <table:table-cell table:formula="of:=100*SQRT([.B24])/[.B24]" office:value-type="float" office:value="4.00963469882313" calcext:value-type="float">
            <text:p>4.0</text:p>
          </table:table-cell>
          <table:table-cell table:formula="of:=SQRT((SQRT([.B24])/[.C24])^2+([.B24]*[.G24]/([.C24]^2))^2)" office:value-type="float" office:value="0.0834198691433955" calcext:value-type="float">
            <text:p>0.08341986914339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table:formula="of:=[.B25]/[.C25]" office:value-type="float" office:value="1.61666666666667" calcext:value-type="float">
            <text:p>1.6</text:p>
          </table:table-cell>
          <table:table-cell table:formula="of:=100*SQRT([.B25])/[.B25]" office:value-type="float" office:value="4.540766091865" calcext:value-type="float">
            <text:p>4.5</text:p>
          </table:table-cell>
          <table:table-cell table:formula="of:=SQRT((SQRT([.B25])/[.C25])^2+([.B25]*[.G25]/([.C25]^2))^2)" office:value-type="float" office:value="0.073606582669933" calcext:value-type="float">
            <text:p>0.07360658266993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Togliamo un cavo da 4 e un modulo da 4 di offset e poi abbiamo aggiustato per -5</text:p>
          </table:table-cell>
          <table:table-cell table:number-columns-repeated="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7" calcext:value-type="float">
            <text:p>527</text:p>
          </table:table-cell>
          <table:table-cell office:value-type="float" office:value="400" calcext:value-type="float">
            <text:p>400</text:p>
          </table:table-cell>
          <table:table-cell table:formula="of:=[.B26]/[.C26]" office:value-type="float" office:value="1.3175" calcext:value-type="float">
            <text:p>1.3</text:p>
          </table:table-cell>
          <table:table-cell table:formula="of:=100*SQRT([.B26])/[.B26]" office:value-type="float" office:value="4.35606841869032" calcext:value-type="float">
            <text:p>4.4</text:p>
          </table:table-cell>
          <table:table-cell table:formula="of:=SQRT((SQRT([.B26])/[.C26])^2+([.B26]*[.G26]/([.C26]^2))^2)" office:value-type="float" office:value="0.0574856398508575" calcext:value-type="float">
            <text:p>0.05748563985085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26" calcext:value-type="float">
            <text:p>426</text:p>
          </table:table-cell>
          <table:table-cell office:value-type="float" office:value="400" calcext:value-type="float">
            <text:p>400</text:p>
          </table:table-cell>
          <table:table-cell table:formula="of:=[.B27]/[.C27]" office:value-type="float" office:value="1.065" calcext:value-type="float">
            <text:p>1.1</text:p>
          </table:table-cell>
          <table:table-cell table:formula="of:=100*SQRT([.B27])/[.B27]" office:value-type="float" office:value="4.84501583111509" calcext:value-type="float">
            <text:p>4.8</text:p>
          </table:table-cell>
          <table:table-cell table:formula="of:=SQRT((SQRT([.B27])/[.C27])^2+([.B27]*[.G27]/([.C27]^2))^2)" office:value-type="float" office:value="0.0516680646652262" calcext:value-type="float">
            <text:p>0.05166806466522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table:formula="of:=[.B28]/[.C28]" office:value-type="float" office:value="0.675" calcext:value-type="float">
            <text:p>0.7</text:p>
          </table:table-cell>
          <table:table-cell table:formula="of:=100*SQRT([.B28])/[.B28]" office:value-type="float" office:value="6.08580619450185" calcext:value-type="float">
            <text:p>6.1</text:p>
          </table:table-cell>
          <table:table-cell table:formula="of:=SQRT((SQRT([.B28])/[.C28])^2+([.B28]*[.G28]/([.C28]^2))^2)" office:value-type="float" office:value="0.0411138377708771" calcext:value-type="float">
            <text:p>0.041113837770877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Togliamo un cavo da 2 ns e il modulo da 2.5 ns → Poi riaggiustiamo per fare -2</text:p>
          </table:table-cell>
          <table:table-cell table:number-columns-repeated="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formula="of:=[.B29]/[.C29]" office:value-type="float" office:value="0.38" calcext:value-type="float">
            <text:p>0.4</text:p>
          </table:table-cell>
          <table:table-cell table:formula="of:=100*SQRT([.B29])/[.B29]" office:value-type="float" office:value="8.11107105653813" calcext:value-type="float">
            <text:p>8.1</text:p>
          </table:table-cell>
          <table:table-cell table:formula="of:=SQRT((SQRT([.B29])/[.C29])^2+([.B29]*[.G29]/([.C29]^2))^2)" office:value-type="float" office:value="0.0308367070226378" calcext:value-type="float">
            <text:p>0.03083670702263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table:formula="of:=[.B30]/[.C30]" office:value-type="float" office:value="0.22" calcext:value-type="float">
            <text:p>0.2</text:p>
          </table:table-cell>
          <table:table-cell table:formula="of:=100*SQRT([.B30])/[.B30]" office:value-type="float" office:value="10.6600358177805" calcext:value-type="float">
            <text:p>10.7</text:p>
          </table:table-cell>
          <table:table-cell table:formula="of:=SQRT((SQRT([.B30])/[.C30])^2+([.B30]*[.G30]/([.C30]^2))^2)" office:value-type="float" office:value="0.023458527234249" calcext:value-type="float">
            <text:p>0.02345852723424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9:40:53.35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5:04:55.504000000</meta:creation-date>
    <dc:date>2021-02-10T19:43:11.556000000</dc:date>
    <meta:editing-duration>PT1H3M44S</meta:editing-duration>
    <meta:editing-cycles>7</meta:editing-cycles>
    <meta:generator>LibreOffice/7.0.3.1$Windows_X86_64 LibreOffice_project/d7547858d014d4cf69878db179d326fc3483e082</meta:generator>
    <meta:document-statistic meta:table-count="1" meta:cell-count="229" meta:object-count="0"/>
  </office:meta>
</office:document-meta>
</file>